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color="#ff0000"/>
    </style:style>
    <style:style style:family="text" style:name="T2" style:display-name="T2">
      <style:text-properties style:text-line-through-type="single"/>
    </style:style>
    <style:style style:family="paragraph" style:name="P2" style:display-name="P2" style:parent-style-name="Normal">
      <style:paragraph-properties fo:text-align="justify"/>
    </style:style>
    <style:style style:family="paragraph" style:name="P3" style:display-name="P3" style:parent-style-name="Normal">
      <style:paragraph-properties fo:text-align="center" fo:break-before="page"/>
    </style:style>
    <style:style style:family="paragraph" style:name="P1" style:display-name="P1" style:parent-style-name="Normal">
      <style:paragraph-properties fo:text-align="center"/>
    </style:style>
    <style:style style:family="section" style:name="Sect1" style:display-name="Sect1"/>
    <style:page-layout style:name="PLayout2">
      <style:page-layout-properties fo:margin-top="0.7874in" fo:margin-bottom="0.7874in" fo:margin-left="0.7874in" fo:margin-right="0.7874in"/>
    </style:page-layout>
    <style:page-layout style:name="Standard">
      <style:page-layout-properties fo:margin-top="0.7874in" fo:margin-bottom="0.7874in" fo:margin-left="0.7874in" fo:margin-right="0.7874in"/>
    </style:page-layout>
  </office:automatic-styles>
  <office:body>
    <office:text>
      <text:section text:style-name="Sect1" text:name="Section1">
        <text:p text:style-name="P1">Found errors.</text:p>
        <text:p text:style-name="P2">1. <text:span text:style-name="T1">Main board: solar input comes directly to boost circuit without passing OpAmp. E.i. charging current is not measured at the moment.</text:span></text:p>
        <text:p text:style-name="P2">2. <text:span text:style-name="T1">USB power goes to nowhere as “boost+” network is not connected to anything. But it goes through OpAmp and measured.</text:span></text:p>
        <text:p text:style-name="P1"/>
        <text:p text:style-name="P1">To do list related to regular firmware.</text:p>
        <text:p text:style-name="P2">1. <text:span text:style-name="T2">Split build into two projects with common source folder but different config files.</text:span></text:p>
        <text:p text:style-name="P2">2. <text:span text:style-name="T2">Make USB support and clock frequency different in these projects.</text:span></text:p>
        <text:p text:style-name="P2">3. Implement buck/boost converters with current limiting and boost power source lower voltage limit.</text:p>
        <text:p text:style-name="P2">5. Implement temperature, voltages and currents measure.</text:p>
        <text:p text:style-name="P2">6. Implement low power modes.</text:p>
        <text:p text:style-name="P2">7. Implement Pawn machine with uint8_t state array accessible with both USB and I2C slave.</text:p>
        <text:p text:style-name="P2"><text:tab/>7.1. Add converter parameters setup, all measures (I, V, T) to Pawn.</text:p>
        <text:p text:style-name="P2"><text:tab/>7.2. Make Pawn header file with native functions list.</text:p>
        <text:p text:style-name="P2"><text:tab/>7.3. Adjust library responsible for USB communication. It should write compiled Pawn script with maximum speed. It should have access to Pawn state array. And it should be able to do the same through I2C slave. </text:p>
        <text:p text:style-name="P2"><text:tab/>7.4. Make Pawn compilation support, make some sort of command line..... (may be, don't know yet).</text:p>
        <text:p text:style-name="P2">8. Implement I2C master with RAW functionality. E.i. write and read.</text:p>
        <text:p text:style-name="P2">9. Make GUI for firmware upgrade and Pawn compilation.</text:p>
        <text:p text:style-name="P2">10. Implement interface library support in Python (??? may be).</text:p>
        <text:p text:style-name="P2">11. Implement UART support.</text:p>
        <text:p text:style-name="P2">12. Implement UART support in Pawn.</text:p>
        <text:p text:style-name="P2">13. Add UART support to Pawn native functions header file.</text:p>
        <text:p text:style-name="P2"/>
        <text:p/>
        <text:p text:style-name="P3">To do list related to firmware for addon board.</text:p>
        <text:p text:style-name="P2">1. Implement buffers support.</text:p>
        <text:p text:style-name="P2">2. Implement power outs support.</text:p>
        <text:p text:style-name="P2">3. Implement digital inputs support.</text:p>
        <text:p text:style-name="P2">4. Implement ADC support.</text:p>
        <text:p text:style-name="P2">5. Implement I2C slave support.</text:p>
        <text:p text:style-name="P2">6. Implement 1....4 functionality invocation in I2C slave.</text:p>
        <text:p text:style-name="P2"/>
        <text:p text:style-name="P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0.2917in"/>
    </style:default-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Normal" style:display-name="Normal">
      <style:paragraph-properties style:writing-mode="lr"/>
      <style:text-properties style:font-name="Liberation Serif" fo:font-size="12pt" fo:language="en" fo:country="US"/>
    </style:style>
    <style:style style:family="paragraph" style:name="Heading" style:display-name="Heading" style:parent-style-name="Normal" style:next-style-name="Text-body">
      <style:paragraph-properties fo:margin-top="0.1665in" fo:margin-bottom="0.0835in" fo:keep-with-next="always"/>
      <style:text-properties style:font-name="Liberation Sans" fo:font-size="14pt"/>
    </style:style>
    <style:style style:family="paragraph" style:name="Text-body" style:display-name="Text body" style:parent-style-name="Normal" style:next-style-name="Text-body">
      <style:paragraph-properties fo:margin-top="0in" fo:margin-bottom="0.0835in"/>
    </style:style>
  </office:styles>
  <office:automatic-styles>
    <style:page-layout style:name="Standard">
      <style:page-layout-properties fo:page-width="8.500000in" fo:page-height="11.000000in" style:print-orientation="portrait" fo:margin-top="0.7874in" fo:margin-bottom="0.7874in" fo:margin-left="0.7874in" fo:margin-right="0.7874in"/>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creation-date>2013-09-12T23:15:09</meta:creation-date>
    <dc:date>2013-09-13T00:19:31</dc:date>
  </office:meta>
</office:document-meta>
</file>